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Dank Mono" svg:font-family="'Dank Mono', Menlo, Monaco, Consolas, 'Liberation Mono', 'Courier New', monospace, 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4pt" style:text-underline-style="none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style:text-underline-style="none" fo:font-weight="normal" officeooo:rsid="001427a4" officeooo:paragraph-rsid="001427a4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paragraph-rsid="001427a4"/>
    </style:style>
    <style:style style:name="P4" style:family="paragraph" style:parent-style-name="Standard">
      <style:text-properties fo:color="#000000" loext:opacity="100%" fo:font-size="14pt" fo:font-weight="normal" officeooo:rsid="001614b4" officeooo:paragraph-rsid="001614b4"/>
    </style:style>
    <style:style style:name="P5" style:family="paragraph" style:parent-style-name="Standard">
      <style:text-properties fo:color="#000000" loext:opacity="100%" fo:font-size="14pt" fo:font-weight="normal" officeooo:rsid="001b9826" officeooo:paragraph-rsid="001b9826"/>
    </style:style>
    <style:style style:name="P6" style:family="paragraph" style:parent-style-name="Standard">
      <style:text-properties fo:color="#000000" loext:opacity="100%" fo:font-size="14pt" fo:font-weight="normal" officeooo:paragraph-rsid="001b9826"/>
    </style:style>
    <style:style style:name="P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9a0e3" officeooo:paragraph-rsid="0019a0e3" fo:background-color="#ffffff" style:font-size-asian="10.5pt" style:font-size-complex="12pt"/>
    </style:style>
    <style:style style:name="P9" style:family="paragraph" style:parent-style-name="Standard">
      <style:paragraph-properties style:line-height-at-least="0.503cm"/>
      <style:text-properties fo:color="#000000" loext:opacity="100%" style:font-name="Droid Sans Mono" fo:font-size="12pt" fo:font-weight="normal" officeooo:rsid="0018f6ed" officeooo:paragraph-rsid="0018f6ed" fo:background-color="#ffffff" style:font-size-asian="10.5pt" style:font-size-complex="12pt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12pt" fo:font-weight="normal" officeooo:rsid="0018f6ed" officeooo:paragraph-rsid="0019a0e3" fo:background-color="#ffffff" style:font-size-asian="10.5pt" style:font-size-complex="12pt"/>
    </style:style>
    <style:style style:name="P11" style:family="paragraph" style:parent-style-name="Standard">
      <style:paragraph-properties style:line-height-at-least="0.503cm"/>
      <style:text-properties fo:color="#000000" loext:opacity="100%" style:font-name="Droid Sans Mono" fo:font-size="12pt" fo:font-weight="normal" officeooo:rsid="0019a0e3" officeooo:paragraph-rsid="0019a0e3" fo:background-color="#ffffff" style:font-size-asian="10.5pt" style:font-size-complex="12pt"/>
    </style:style>
    <style:style style:name="P12" style:family="paragraph" style:parent-style-name="Standard">
      <style:paragraph-properties style:line-height-at-least="0.503cm"/>
      <style:text-properties fo:color="#000000" loext:opacity="100%" style:font-name="Droid Sans Mono" fo:font-size="12pt" fo:font-weight="normal" officeooo:paragraph-rsid="0019a0e3" fo:background-color="#ffffff"/>
    </style:style>
    <style:style style:name="P13" style:family="paragraph" style:parent-style-name="Standard">
      <style:paragraph-properties style:line-height-at-least="0.503cm"/>
      <style:text-properties fo:color="#000000" loext:opacity="100%" style:font-name="Droid Sans Mono" fo:font-size="12pt" fo:font-weight="normal" officeooo:paragraph-rsid="001b86a6" fo:background-color="#ffffff"/>
    </style:style>
    <style:style style:name="P14" style:family="paragraph" style:parent-style-name="Standard">
      <style:text-properties fo:color="#3465a4" loext:opacity="100%" fo:font-size="14pt" style:text-underline-style="solid" style:text-underline-width="auto" style:text-underline-color="font-color" fo:font-weight="bold" officeooo:rsid="001427a4" officeooo:paragraph-rsid="001427a4" style:font-size-asian="12.25pt" style:font-weight-asian="bold" style:font-size-complex="14pt" style:font-weight-complex="bold"/>
    </style:style>
    <style:style style:name="P15" style:family="paragraph" style:parent-style-name="Standard">
      <style:text-properties officeooo:paragraph-rsid="001427a4"/>
    </style:style>
    <style:style style:name="P16" style:family="paragraph" style:parent-style-name="Standard">
      <style:text-properties fo:color="#00a933" loext:opacity="100%" fo:font-size="14pt" style:text-underline-style="solid" style:text-underline-width="auto" style:text-underline-color="font-color" fo:font-weight="bold" officeooo:rsid="001427a4" officeooo:paragraph-rsid="001427a4" style:font-size-asian="12.25pt" style:font-weight-asian="bold" style:font-size-complex="14pt" style:font-weight-complex="bold"/>
    </style:style>
    <style:style style:name="P17" style:family="paragraph" style:parent-style-name="Standard">
      <style:text-properties fo:color="#00a933" loext:opacity="100%" fo:font-size="14pt" style:text-underline-style="solid" style:text-underline-width="auto" style:text-underline-color="font-color" fo:font-weight="bold" officeooo:rsid="001b9826" officeooo:paragraph-rsid="001b9826" style:font-weight-asian="bold" style:font-weight-complex="bold"/>
    </style:style>
    <style:style style:name="P18" style:family="paragraph" style:parent-style-name="Standard">
      <style:text-properties fo:color="#00a933" loext:opacity="100%" fo:font-size="14pt" fo:font-weight="bold" officeooo:paragraph-rsid="001b9826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/>
    </style:style>
    <style:style style:name="P21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officeooo:paragraph-rsid="0019a0e3" fo:background-color="#ffffff"/>
    </style:style>
    <style:style style:name="P22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officeooo:rsid="0019a0e3" officeooo:paragraph-rsid="0019a0e3" fo:background-color="#ffffff" style:font-size-asian="12pt" style:font-size-complex="12pt"/>
    </style:style>
    <style:style style:name="P23" style:family="paragraph" style:parent-style-name="Standard">
      <style:paragraph-properties style:line-height-at-least="0.503cm"/>
      <style:text-properties fo:color="#3b3b3b" loext:opacity="100%" style:font-name="Droid Sans Mono" fo:font-size="10.5pt" style:text-underline-style="solid" style:text-underline-width="auto" style:text-underline-color="font-color" fo:font-weight="normal" officeooo:rsid="0019a0e3" officeooo:paragraph-rsid="001b86a6" fo:background-color="#ffffff" style:font-size-asian="12pt" style:font-weight-asian="bold" style:font-size-complex="12pt" style:font-weight-complex="bold"/>
    </style:style>
    <style:style style:name="P24" style:family="paragraph" style:parent-style-name="Standard">
      <style:paragraph-properties style:line-height-at-least="0.503cm"/>
      <style:text-properties fo:color="#3b3b3b" loext:opacity="100%" fo:background-color="#ffffff"/>
    </style:style>
    <style:style style:name="P25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P26" style:family="paragraph" style:parent-style-name="Standard">
      <style:paragraph-properties style:line-height-at-least="0.503cm"/>
      <style:text-properties fo:color="#1b08aa" loext:opacity="100%" style:font-name="Droid Sans Mono" fo:font-size="12pt" style:text-underline-style="solid" style:text-underline-width="auto" style:text-underline-color="font-color" fo:font-weight="bold" officeooo:rsid="0019a0e3" officeooo:paragraph-rsid="0019a0e3" fo:background-color="#ffffff" style:font-size-asian="12pt" style:font-weight-asian="bold" style:font-size-complex="12pt" style:font-weight-complex="bold"/>
    </style:style>
    <style:style style:name="P27" style:family="paragraph" style:parent-style-name="Standard">
      <style:paragraph-properties style:line-height-at-least="0.503cm"/>
      <style:text-properties fo:color="#0000ff" loext:opacity="100%" style:font-name="Droid Sans Mono" fo:font-size="10.5pt" fo:font-weight="normal" fo:background-color="#ffffff"/>
    </style:style>
    <style:style style:name="P28" style:family="paragraph" style:parent-style-name="Standard">
      <style:text-properties fo:color="#1b08aa" loext:opacity="100%" fo:font-size="14pt" style:text-underline-style="none" fo:font-weight="normal" officeooo:rsid="00162e71" officeooo:paragraph-rsid="001614b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style:line-height-at-least="0.503cm"/>
      <style:text-properties fo:color="#1b08aa" loext:opacity="100%" style:font-name="Droid Sans Mono" fo:font-size="12pt" style:text-underline-style="solid" style:text-underline-width="auto" style:text-underline-color="font-color" fo:font-weight="bold" officeooo:rsid="0019a0e3" officeooo:paragraph-rsid="001b86a6" fo:background-color="#ffffff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loext:opacity="100%" fo:font-size="14pt" style:text-underline-style="none" fo:font-weight="normal" officeooo:rsid="001427a4" officeooo:paragraph-rsid="001427a4" style:font-size-asian="12.25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style:text-underline-style="none" fo:font-weight="normal" officeooo:rsid="001b9826" officeooo:paragraph-rsid="001b9826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style:line-height-at-least="0.503cm"/>
      <style:text-properties fo:color="#000000" loext:opacity="100%" style:font-name="Droid Sans Mono" fo:font-size="12pt" fo:font-weight="normal" officeooo:rsid="0018f6ed" officeooo:paragraph-rsid="0018f6ed" fo:background-color="#ffffff" style:font-size-asian="10.5pt" style:font-size-complex="12pt"/>
    </style:style>
    <style:style style:name="P33" style:family="paragraph" style:parent-style-name="Standard">
      <style:paragraph-properties style:line-height-at-least="0.503cm"/>
      <style:text-properties fo:color="#000000" loext:opacity="100%" style:font-name="Droid Sans Mono" fo:font-size="12pt" fo:font-weight="normal" officeooo:rsid="0019a0e3" officeooo:paragraph-rsid="0019a0e3" fo:background-color="#fffff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9a0e3" officeooo:paragraph-rsid="0019a0e3" fo:background-color="#ffffff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loext:opacity="100%" style:font-name="Droid Sans Mono" fo:font-size="10.5pt" style:text-underline-style="none" fo:font-weight="normal" officeooo:paragraph-rsid="001b9826" fo:background-color="#ffffff" style:font-size-asian="12.25pt" style:font-weight-asian="normal" style:font-size-complex="14pt" style:font-weight-complex="normal"/>
    </style:style>
    <style:style style:name="P36" style:family="paragraph" style:parent-style-name="Standard">
      <style:text-properties fo:color="#000000" loext:opacity="100%" style:font-name="Droid Sans Mono" fo:font-size="10.5pt" style:text-underline-style="none" fo:font-weight="normal" officeooo:rsid="001cedf3" officeooo:paragraph-rsid="001cedf3" fo:background-color="#ffffff" style:font-size-asian="12.25pt" style:font-weight-asian="normal" style:font-size-complex="14pt" style:font-weight-complex="normal"/>
    </style:style>
    <style:style style:name="P37" style:family="paragraph" style:parent-style-name="Standard">
      <style:text-properties fo:color="#008000" loext:opacity="100%" style:font-name="Droid Sans Mono" fo:font-size="10.5pt" style:text-underline-style="none" fo:font-weight="normal" officeooo:rsid="001427a4" officeooo:paragraph-rsid="001427a4" fo:background-color="#ffffff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style:line-height-at-least="0.503cm"/>
      <style:text-properties fo:color="#c9211e" loext:opacity="100%" style:font-name="Droid Sans Mono" fo:font-size="12pt" fo:font-weight="bold" officeooo:rsid="0019a0e3" officeooo:paragraph-rsid="0019a0e3" fo:background-color="#ffffff" style:font-size-asian="10.5pt" style:font-weight-asian="bold" style:font-size-complex="12pt" style:font-weight-complex="bold"/>
    </style:style>
    <style:style style:name="P39" style:family="paragraph" style:parent-style-name="Standard">
      <style:text-properties fo:color="#ffffff" loext:opacity="100%" style:font-name="Droid Sans Mono" fo:font-size="10.5pt" style:text-underline-style="none" fo:font-weight="normal" officeooo:rsid="001427a4" officeooo:paragraph-rsid="001427a4" fo:background-color="#002451" style:font-size-asian="12.25pt" style:font-weight-asian="normal" style:font-size-complex="14pt" style:font-weight-complex="normal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00a933" loext:opacity="100%" style:text-underline-style="none" style:font-size-asian="12.25pt" style:font-weight-asian="normal" style:font-size-complex="14pt" style:font-weight-complex="normal"/>
    </style:style>
    <style:style style:name="T3" style:family="text">
      <style:text-properties fo:color="#00a933" loext:opacity="100%" fo:font-weight="bold" officeooo:rsid="0018f6ed" style:font-size-asian="10.5pt" style:font-weight-asian="bold" style:font-size-complex="12pt" style:font-weight-complex="bold"/>
    </style:style>
    <style:style style:name="T4" style:family="text">
      <style:text-properties fo:color="#00a933" loext:opacity="100%" fo:font-weight="bold" officeooo:rsid="0019a0e3" style:font-size-asian="10.5pt" style:font-weight-asian="bold" style:font-size-complex="12pt" style:font-weight-complex="bold"/>
    </style:style>
    <style:style style:name="T5" style:family="text">
      <style:text-properties style:text-underline-style="none" style:font-size-asian="12.25pt" style:font-weight-asian="normal" style:font-size-complex="14pt" style:font-weight-complex="normal"/>
    </style:style>
    <style:style style:name="T6" style:family="text">
      <style:text-properties style:text-underline-style="none" officeooo:rsid="001427a4" style:font-size-asian="12.25pt" style:font-weight-asian="normal" style:font-size-complex="14pt" style:font-weight-complex="normal"/>
    </style:style>
    <style:style style:name="T7" style:family="text">
      <style:text-properties fo:color="#1a0dab" loext:opacity="100%" style:text-line-through-style="none" style:text-line-through-type="none" style:font-name="Arial" fo:font-size="15pt" style:text-underline-style="solid" style:text-underline-width="auto" style:text-underline-color="font-color" fo:font-weight="normal" style:text-blinking="false" style:font-weight-asian="normal" style:font-weight-complex="normal"/>
    </style:style>
    <style:style style:name="T8" style:family="text">
      <style:text-properties fo:color="#1a0dab" loext:opacity="100%" style:text-line-through-style="none" style:text-line-through-type="none" style:font-name="Arial" fo:font-size="15pt" style:text-underline-style="none" fo:font-weight="normal" style:text-blinking="false" style:font-weight-asian="normal" style:font-weight-complex="normal"/>
    </style:style>
    <style:style style:name="T9" style:family="text">
      <style:text-properties fo:color="#3465a4" loext:opacity="100%" fo:font-size="14pt" style:text-underline-style="solid" style:text-underline-width="auto" style:text-underline-color="font-color" fo:font-weight="bold" officeooo:rsid="001427a4" style:font-size-asian="12.25pt" style:font-weight-asian="bold" style:font-size-complex="14pt" style:font-weight-complex="bold"/>
    </style:style>
    <style:style style:name="T10" style:family="text">
      <style:text-properties fo:color="#3465a4" loext:opacity="100%" fo:font-size="14pt" style:text-underline-style="none" fo:font-weight="normal" officeooo:rsid="001427a4" style:font-size-asian="12.25pt" style:font-weight-asian="normal" style:font-size-complex="14pt" style:font-weight-complex="normal"/>
    </style:style>
    <style:style style:name="T11" style:family="text">
      <style:text-properties fo:font-variant="normal" fo:text-transform="none" fo:color="#abb2bf" loext:opacity="100%" style:font-name="Dank Mono" fo:font-size="11.25pt" fo:letter-spacing="normal" fo:font-style="normal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Droid Sans Mono" fo:font-size="10.5pt" fo:font-weight="normal"/>
    </style:style>
    <style:style style:name="T14" style:family="text">
      <style:text-properties fo:color="#000000" loext:opacity="100%" style:font-weight-asian="normal" style:font-weight-complex="normal"/>
    </style:style>
    <style:style style:name="T15" style:family="text">
      <style:text-properties fo:color="#000000" loext:opacity="100%" style:text-underline-style="none" fo:font-weight="normal" style:font-size-asian="12.25pt" style:font-weight-asian="normal" style:font-size-complex="14pt" style:font-weight-complex="normal"/>
    </style:style>
    <style:style style:name="T16" style:family="text">
      <style:text-properties fo:color="#000000" loext:opacity="100%" style:text-underline-style="none" fo:font-weight="normal" officeooo:rsid="001b9826" style:font-size-asian="12.25pt" style:font-weight-asian="normal" style:font-size-complex="14pt" style:font-weight-complex="normal"/>
    </style:style>
    <style:style style:name="T17" style:family="text">
      <style:text-properties fo:color="#ff4000" loext:opacity="100%" fo:font-size="32pt" style:text-underline-style="solid" style:text-underline-width="auto" style:text-underline-color="font-color" fo:font-weight="bold" officeooo:rsid="001427a4" style:font-size-asian="32pt" style:font-weight-asian="bold" style:font-size-complex="32pt" style:font-weight-complex="bold"/>
    </style:style>
    <style:style style:name="T18" style:family="text">
      <style:text-properties fo:color="#1b08aa" loext:opacity="100%" style:text-underline-style="none" officeooo:rsid="00162e71" style:font-size-asian="12.25pt" style:font-weight-asian="normal" style:font-size-complex="14pt" style:font-weight-complex="normal"/>
    </style:style>
    <style:style style:name="T19" style:family="text">
      <style:text-properties fo:color="#1b08aa" loext:opacity="100%" style:text-underline-style="none" style:font-size-asian="12.25pt" style:font-size-complex="14pt"/>
    </style:style>
    <style:style style:name="T20" style:family="text">
      <style:text-properties fo:color="#1b08aa" loext:opacity="100%" style:text-underline-style="none" fo:font-weight="bold" style:font-size-asian="12.25pt" style:font-weight-asian="bold" style:font-size-complex="14pt" style:font-weight-complex="bold"/>
    </style:style>
    <style:style style:name="T21" style:family="text">
      <style:text-properties fo:color="#1b08aa" loext:opacity="100%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22" style:family="text">
      <style:text-properties fo:color="#1b08aa" loext:opacity="100%" style:text-underline-style="solid" style:text-underline-width="auto" style:text-underline-color="font-color" fo:font-weight="bold" officeooo:rsid="00162e71" style:font-size-asian="12.25pt" style:font-weight-asian="bold" style:font-size-complex="14pt" style:font-weight-complex="bold"/>
    </style:style>
    <style:style style:name="T23" style:family="text">
      <style:text-properties style:font-name="Droid Sans Mono" fo:font-size="10.5pt" style:text-underline-style="none" fo:background-color="#ffffff" loext:char-shading-value="0" style:font-size-asian="12.25pt" style:font-weight-asian="normal" style:font-size-complex="14pt" style:font-weight-complex="normal"/>
    </style:style>
    <style:style style:name="T24" style:family="text">
      <style:text-properties fo:font-size="10.5pt"/>
    </style:style>
    <style:style style:name="T25" style:family="text">
      <style:text-properties fo:font-size="10.5pt" officeooo:rsid="0019a0e3" style:font-size-asian="12pt" style:font-weight-asian="normal" style:font-size-complex="12pt" style:font-weight-complex="normal"/>
    </style:style>
    <style:style style:name="T26" style:family="text">
      <style:text-properties fo:color="#0000ff" loext:opacity="100%"/>
    </style:style>
    <style:style style:name="T27" style:family="text">
      <style:text-properties fo:color="#0000ff" loext:opacity="100%" style:font-name="Droid Sans Mono" fo:font-size="10.5pt" style:text-underline-style="none" fo:font-weight="normal" fo:background-color="#ffffff" loext:char-shading-value="0" style:font-size-asian="12.25pt" style:font-weight-asian="normal" style:font-size-complex="14pt" style:font-weight-complex="normal"/>
    </style:style>
    <style:style style:name="T28" style:family="text">
      <style:text-properties fo:color="#0000ff" loext:opacity="100%" style:font-name="Droid Sans Mono" fo:font-size="10.5pt" style:text-underline-style="none" fo:background-color="#ffffff" loext:char-shading-value="0" style:font-size-asian="12.25pt" style:font-weight-asian="normal" style:font-size-complex="14pt" style:font-weight-complex="normal"/>
    </style:style>
    <style:style style:name="T29" style:family="text">
      <style:text-properties fo:color="#795e26" loext:opacity="100%"/>
    </style:style>
    <style:style style:name="T30" style:family="text">
      <style:text-properties fo:color="#795e26" loext:opacity="100%" style:font-name="Droid Sans Mono" fo:font-size="10.5pt" fo:font-weight="normal"/>
    </style:style>
    <style:style style:name="T31" style:family="text">
      <style:text-properties fo:color="#795e26" loext:opacity="100%" style:font-name="Droid Sans Mono" fo:font-size="10.5pt" style:text-underline-style="none" fo:font-weight="normal" fo:background-color="#ffffff" loext:char-shading-value="0" style:font-size-asian="12.25pt" style:font-weight-asian="normal" style:font-size-complex="14pt" style:font-weight-complex="normal"/>
    </style:style>
    <style:style style:name="T32" style:family="text">
      <style:text-properties fo:color="#795e26" loext:opacity="100%" style:font-name="Droid Sans Mono" fo:font-size="10.5pt" style:text-underline-style="none" fo:background-color="#ffffff" loext:char-shading-value="0" style:font-size-asian="12.25pt" style:font-weight-asian="normal" style:font-size-complex="14pt" style:font-weight-complex="normal"/>
    </style:style>
    <style:style style:name="T33" style:family="text">
      <style:text-properties fo:color="#267f99" loext:opacity="100%"/>
    </style:style>
    <style:style style:name="T34" style:family="text">
      <style:text-properties fo:color="#267f99" loext:opacity="100%" style:font-name="Droid Sans Mono" fo:font-size="10.5pt" style:text-underline-style="none" fo:background-color="#ffffff" loext:char-shading-value="0" style:font-size-asian="12.25pt" style:font-weight-asian="normal" style:font-size-complex="14pt" style:font-weight-complex="normal"/>
    </style:style>
    <style:style style:name="T35" style:family="text">
      <style:text-properties fo:color="#a31515" loext:opacity="100%"/>
    </style:style>
    <style:style style:name="T36" style:family="text">
      <style:text-properties fo:color="#a31515" loext:opacity="100%" style:font-name="Droid Sans Mono" fo:font-size="10.5pt" fo:font-weight="normal"/>
    </style:style>
    <style:style style:name="T37" style:family="text">
      <style:text-properties fo:color="#a31515" loext:opacity="100%" style:font-name="Droid Sans Mono" fo:font-size="10.5pt" style:text-underline-style="none" fo:font-weight="normal" fo:background-color="#ffffff" loext:char-shading-value="0" style:font-size-asian="12.25pt" style:font-weight-asian="normal" style:font-size-complex="14pt" style:font-weight-complex="normal"/>
    </style:style>
    <style:style style:name="T38" style:family="text">
      <style:text-properties fo:color="#a31515" loext:opacity="100%" style:font-name="Droid Sans Mono" fo:font-size="10.5pt" style:text-underline-style="none" fo:background-color="#ffffff" loext:char-shading-value="0" style:font-size-asian="12.25pt" style:font-weight-asian="normal" style:font-size-complex="14pt" style:font-weight-complex="normal"/>
    </style:style>
    <style:style style:name="T39" style:family="text">
      <style:text-properties fo:color="#a31515" loext:opacity="100%" fo:font-size="10.5pt"/>
    </style:style>
    <style:style style:name="T40" style:family="text">
      <style:text-properties fo:color="#a31515" loext:opacity="100%" fo:font-size="10.5pt" officeooo:rsid="0019a0e3" style:font-size-asian="12pt" style:font-weight-asian="normal" style:font-size-complex="12pt" style:font-weight-complex="normal"/>
    </style:style>
    <style:style style:name="T41" style:family="text">
      <style:text-properties fo:color="#a31515" loext:opacity="100%" style:font-weight-asian="normal" style:font-weight-complex="normal"/>
    </style:style>
    <style:style style:name="T42" style:family="text">
      <style:text-properties fo:color="#001080" loext:opacity="100%"/>
    </style:style>
    <style:style style:name="T43" style:family="text">
      <style:text-properties fo:color="#008000" loext:opacity="100%" style:font-name="Droid Sans Mono" fo:font-size="10.5pt" fo:font-weight="normal"/>
    </style:style>
    <style:style style:name="T44" style:family="text">
      <style:text-properties fo:color="#008000" loext:opacity="100%" style:font-name-complex="Droid Sans Mono" style:font-size-complex="10.5pt" style:font-weight-complex="normal"/>
    </style:style>
    <style:style style:name="T45" style:family="text">
      <style:text-properties fo:color="#008000" loext:opacity="100%" fo:font-size="10.5pt" officeooo:rsid="0019a0e3" style:font-size-asian="12pt" style:font-size-complex="12pt"/>
    </style:style>
    <style:style style:name="T46" style:family="text">
      <style:text-properties fo:color="#008000" loext:opacity="100%" fo:font-size="10.5pt" style:font-size-asian="12pt" style:font-weight-asian="normal" style:font-weight-complex="normal"/>
    </style:style>
    <style:style style:name="T47" style:family="text">
      <style:text-properties fo:color="#008000" loext:opacity="100%" fo:font-size="10.5pt" officeooo:rsid="0019a0e3" style:font-size-asian="12pt" style:font-weight-asian="normal" style:font-size-complex="12pt" style:font-weight-complex="normal"/>
    </style:style>
    <style:style style:name="T48" style:family="text">
      <style:text-properties fo:color="#af00db" loext:opacity="100%"/>
    </style:style>
    <style:style style:name="T49" style:family="text">
      <style:text-properties fo:font-size="12pt" style:font-size-asian="10.5pt" style:font-size-complex="12pt"/>
    </style:style>
    <style:style style:name="T50" style:family="text">
      <style:text-properties officeooo:rsid="0018f6ed" style:font-size-asian="10.5pt" style:font-size-complex="12pt"/>
    </style:style>
    <style:style style:name="T51" style:family="text">
      <style:text-properties officeooo:rsid="0019a0e3" style:font-size-asian="10.5pt" style:font-size-complex="12pt"/>
    </style:style>
    <style:style style:name="T52" style:family="text">
      <style:text-properties officeooo:rsid="0018f6ed" style:font-size-asian="10.5pt" style:font-weight-asian="normal" style:font-size-complex="12pt" style:font-weight-complex="normal"/>
    </style:style>
    <style:style style:name="T53" style:family="text">
      <style:text-properties officeooo:rsid="0019a0e3" style:font-size-asian="10.5pt" style:font-weight-asian="normal" style:font-size-complex="12pt" style:font-weight-complex="normal"/>
    </style:style>
    <style:style style:name="T54" style:family="text">
      <style:text-properties style:font-weight-asian="normal" style:font-weight-complex="normal"/>
    </style:style>
    <style:style style:name="T55" style:family="text">
      <style:text-properties officeooo:rsid="0019a0e3" style:font-size-asian="12pt" style:font-size-complex="12pt"/>
    </style:style>
    <style:style style:name="T56" style:family="text">
      <style:text-properties officeooo:rsid="0019a0e3" style:font-size-asian="12pt" style:font-weight-asian="normal" style:font-size-complex="12pt" style:font-weight-complex="normal"/>
    </style:style>
    <style:style style:name="T57" style:family="text">
      <style:text-properties style:font-size-asian="12.25pt" style:font-size-complex="14pt"/>
    </style:style>
    <style:style style:name="T58" style:family="text">
      <style:text-properties officeooo:rsid="001427a4" style:font-size-asian="12.25pt" style:font-size-complex="14pt"/>
    </style:style>
    <style:style style:name="T59" style:family="text">
      <style:text-properties fo:color="#800000" loext:opacity="100%" style:font-name="Droid Sans Mono" fo:font-size="10.5pt" style:text-underline-style="none" fo:font-weight="normal" fo:background-color="#ffffff" loext:char-shading-value="0" style:font-size-asian="12.25pt" style:font-weight-asian="normal" style:font-size-complex="14pt" style:font-weight-complex="normal"/>
    </style:style>
    <style:style style:name="T60" style:family="text">
      <style:text-properties fo:color="#3b3b3b" loext:opacity="100%" style:font-name="Droid Sans Mono" fo:font-size="10.5pt" style:text-underline-style="none" fo:font-weight="normal" fo:background-color="#ffffff" loext:char-shading-value="0" style:font-size-asian="12.25pt" style:font-weight-asian="normal" style:font-size-complex="14pt" style:font-weight-complex="normal"/>
    </style:style>
    <style:style style:name="T61" style:family="text">
      <style:text-properties fo:color="#e50000" loext:opacity="100%" style:font-name="Droid Sans Mono" fo:font-size="10.5pt" style:text-underline-style="none" fo:font-weight="normal" fo:background-color="#ffffff" loext:char-shading-value="0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14"/><text:span text:style-name="T17">School Management System</text:span></text:p>
      <text:p text:style-name="P1"/>
      <text:p text:style-name="P1"/>
      <text:p text:style-name="P16">create MultiAuth System in Login</text:p>
      <text:p text:style-name="P14"/>
      <text:p text:style-name="P15"><text:span text:style-name="T9">search</text:span><text:span text:style-name="T10"> <text:s/>in <text:s/>any Brouser “ </text:span><text:a xlink:type="simple" xlink:href="https://laracasts.com/discuss/channels/general-discussion/defining-column-collation-in-migrations" text:style-name="Internet_20_link" text:visited-style-name="Visited_20_Internet_20_Link"><text:span text:style-name="T7">Defining column collation in migrations</text:span></text:a><text:span text:style-name="T8"> </text:span><text:span text:style-name="T10">”</text:span></text:p>
      <text:p text:style-name="P2"/>
      <text:p text:style-name="P2">1. set DB_COLLECATION in “.env” file</text:p>
      <text:p text:style-name="P3"><text:span text:style-name="T6"><text:s text:c="5"/>code :- “ </text:span><text:span text:style-name="T11">DB_COLLATION=utf8_general_ci </text:span><text:span text:style-name="T6">”<text:line-break/></text:span></text:p>
      <text:p text:style-name="P4"><text:span text:style-name="T6">2. </text:span><text:span text:style-name="T5">update “</text:span><text:span text:style-name="T2">users” </text:span><text:span text:style-name="T5">table by migration</text:span></text:p>
      <text:p text:style-name="P4"><text:span text:style-name="T5"><text:s text:c="4"/></text:span><text:span text:style-name="T21">terminal code</text:span><text:span text:style-name="T5">:- php artisan make:migration update_users_table –table=users</text:span></text:p>
      <text:p text:style-name="P4"><text:span text:style-name="T5"><text:s text:c="4"/></text:span><text:span text:style-name="T22">migration code</text:span><text:span text:style-name="T18"> :- <text:s text:c="3"/></text:span></text:p>
      <text:p text:style-name="P28"><text:tab/></text:p>
      <text:p text:style-name="P2"/>
      <text:p text:style-name="P37"><text:tab/><text:tab/>/**</text:p>
      <text:p text:style-name="P25"><text:tab/><text:tab/>* Run the migrations.</text:p>
      <text:p text:style-name="P25"><text:tab/><text:tab/>*/</text:p>
      <text:p text:style-name="P20"><text:span text:style-name="T26"><text:tab/><text:tab/>public</text:span><text:span text:style-name="T12"> </text:span><text:span text:style-name="T26">function</text:span><text:span text:style-name="T12"> </text:span><text:span text:style-name="T29">up</text:span><text:span text:style-name="T12">(): </text:span><text:span text:style-name="T26">void</text:span></text:p>
      <text:p text:style-name="P7"><text:tab/><text:tab/>{</text:p>
      <text:p text:style-name="P20"><text:span text:style-name="T33"><text:tab/><text:tab/><text:tab/>Schema</text:span><text:span text:style-name="T12">::</text:span><text:span text:style-name="T29">table</text:span><text:span text:style-name="T12">(</text:span><text:span text:style-name="T35">'users'</text:span><text:span text:style-name="T12">, </text:span><text:span text:style-name="T26">function</text:span><text:span text:style-name="T12"> (</text:span><text:span text:style-name="T33">Blueprint</text:span><text:span text:style-name="T12"> </text:span><text:span text:style-name="T42">$table</text:span><text:span text:style-name="T12">) {</text:span></text:p>
      <text:p text:style-name="P20"><text:span text:style-name="T42"><text:tab/><text:tab/><text:tab/>$table</text:span><text:span text:style-name="T12">-&gt;</text:span><text:span text:style-name="T29">enum</text:span><text:span text:style-name="T12">(</text:span><text:span text:style-name="T35">'role'</text:span><text:span text:style-name="T12">, [</text:span><text:span text:style-name="T35">'admin'</text:span><text:span text:style-name="T12">, </text:span><text:span text:style-name="T35">'teacher'</text:span><text:span text:style-name="T12">, </text:span><text:span text:style-name="T35">'parent'</text:span><text:span text:style-name="T12">, </text:span><text:span text:style-name="T35">'student'</text:span><text:span text:style-name="T12">])</text:span></text:p>
      <text:p text:style-name="P20"><text:span text:style-name="T12"><text:tab/><text:tab/><text:tab/>-&gt;</text:span><text:span text:style-name="T29">default</text:span><text:span text:style-name="T12">(</text:span><text:span text:style-name="T35">'student'</text:span><text:span text:style-name="T12">)</text:span></text:p>
      <text:p text:style-name="P24"><text:span text:style-name="T13"><text:tab/><text:tab/><text:tab/>-&gt;</text:span><text:span text:style-name="T30">after</text:span><text:span text:style-name="T13">(</text:span><text:span text:style-name="T36">'remember_token'</text:span><text:span text:style-name="T13">); </text:span><text:span text:style-name="T43">// 👈 'address' </text:span><text:span text:style-name="T44">কলামের পর </text:span><text:span text:style-name="T43">role </text:span><text:span text:style-name="T44">বসবে</text:span></text:p>
      <text:p text:style-name="P7"><text:tab/><text:tab/><text:tab/>});</text:p>
      <text:p text:style-name="P7"><text:tab/><text:tab/>}</text:p>
      <text:p text:style-name="P19"/>
      <text:p text:style-name="P25"><text:tab/><text:tab/>/**</text:p>
      <text:p text:style-name="P25"><text:tab/><text:tab/>* Reverse the <text:span text:style-name="T49">migrations</text:span>.</text:p>
      <text:p text:style-name="P25"><text:tab/><text:tab/>*/</text:p>
      <text:p text:style-name="P20"><text:span text:style-name="T26"><text:tab/><text:tab/>public</text:span><text:span text:style-name="T12"> </text:span><text:span text:style-name="T26">function</text:span><text:span text:style-name="T12"> </text:span><text:span text:style-name="T29">down</text:span><text:span text:style-name="T12">(): </text:span><text:span text:style-name="T26">void</text:span></text:p>
      <text:p text:style-name="P7"><text:tab/><text:tab/>{</text:p>
      <text:p text:style-name="P20"><text:span text:style-name="T33"><text:tab/><text:tab/><text:tab/>Schema</text:span><text:span text:style-name="T12">::</text:span><text:span text:style-name="T29">table</text:span><text:span text:style-name="T12">(</text:span><text:span text:style-name="T35">'users'</text:span><text:span text:style-name="T12">, </text:span><text:span text:style-name="T26">function</text:span><text:span text:style-name="T12"> (</text:span><text:span text:style-name="T33">Blueprint</text:span><text:span text:style-name="T12"> </text:span><text:span text:style-name="T42">$table</text:span><text:span text:style-name="T12">) {</text:span></text:p>
      <text:p text:style-name="P20"><text:span text:style-name="T48"><text:tab/><text:tab/><text:tab/>if</text:span><text:span text:style-name="T12"> (</text:span><text:span text:style-name="T33">Schema</text:span><text:span text:style-name="T12">::</text:span><text:span text:style-name="T29">hasColumn</text:span><text:span text:style-name="T12">(</text:span><text:span text:style-name="T35">'users'</text:span><text:span text:style-name="T12">, </text:span><text:span text:style-name="T35">'role'</text:span><text:span text:style-name="T12">)) {</text:span></text:p>
      <text:p text:style-name="P20"><text:span text:style-name="T42"><text:tab/><text:tab/><text:tab/><text:tab/>$table</text:span><text:span text:style-name="T12">-&gt;</text:span><text:span text:style-name="T29">dropColumn</text:span><text:span text:style-name="T12">(</text:span><text:span text:style-name="T35">'role'</text:span><text:span text:style-name="T12">);</text:span></text:p>
      <text:p text:style-name="P7"><text:tab/><text:tab/><text:tab/><text:tab/>}</text:p>
      <text:p text:style-name="P7"><text:tab/><text:tab/><text:tab/>});</text:p>
      <text:p text:style-name="P7"><text:tab/><text:tab/>}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3. step</text:p>
      <text:p text:style-name="P9"/>
      <text:p text:style-name="P11">let’s go <text:s text:c="3"/><text:span text:style-name="T1">config-&gt;auth.php</text:span></text:p>
      <text:p text:style-name="P38"/>
      <text:p text:style-name="P12"><text:span text:style-name="T50">create “</text:span><text:span text:style-name="T3">guard</text:span><text:span text:style-name="T4">s</text:span><text:span text:style-name="T50">” </text:span><text:span text:style-name="T51">by this code under the</text:span><text:span text:style-name="T55"> code into “</text:span><text:span text:style-name="T45">Authentication Guards</text:span><text:span text:style-name="T55">”</text:span></text:p>
      <text:p text:style-name="P10"/>
      <text:p text:style-name="P12"><text:span text:style-name="T50"><text:tab/></text:span><text:span text:style-name="T39">'admin'</text:span><text:span text:style-name="T24"> =&gt; [</text:span></text:p>
      <text:p text:style-name="P21"><text:span text:style-name="T35"><text:tab/><text:tab/><text:tab/>'driver'</text:span><text:span text:style-name="T12"> =&gt; </text:span><text:span text:style-name="T35">'session'</text:span><text:span text:style-name="T12">,</text:span></text:p>
      <text:p text:style-name="P21"><text:span text:style-name="T35"><text:tab/><text:tab/><text:tab/>'provider'</text:span><text:span text:style-name="T12"> =&gt; </text:span><text:span text:style-name="T35">'admin'</text:span><text:span text:style-name="T12">,</text:span></text:p>
      <text:p text:style-name="P8"><text:span text:style-name="T1"><text:tab/><text:tab/> <text:s text:c="7"/></text:span><text:span text:style-name="T54">],</text:span></text:p>
      <text:p text:style-name="P34"/>
      <text:p text:style-name="P26">like as :-</text:p>
      <text:p text:style-name="P33"/>
      <text:p text:style-name="P22"><text:span text:style-name="T41">'guards'</text:span><text:span text:style-name="T14"> =&gt; [</text:span></text:p>
      <text:p text:style-name="P20"><text:span text:style-name="T35"><text:tab/>'web'</text:span><text:span text:style-name="T12"> =&gt; [</text:span></text:p>
      <text:p text:style-name="P20"><text:span text:style-name="T35"><text:tab/><text:tab/><text:tab/>'driver'</text:span><text:span text:style-name="T12"> =&gt; </text:span><text:span text:style-name="T35">'session'</text:span><text:span text:style-name="T12">,</text:span></text:p>
      <text:p text:style-name="P20"><text:span text:style-name="T35"><text:tab/><text:tab/><text:tab/>'provider'</text:span><text:span text:style-name="T12"> =&gt; </text:span><text:span text:style-name="T35">'users'</text:span><text:span text:style-name="T12">,</text:span></text:p>
      <text:p text:style-name="P7"><text:tab/><text:tab/> <text:s text:c="4"/>],</text:p>
      <text:p text:style-name="P19"/>
      <text:p text:style-name="P20"><text:span text:style-name="T35"><text:tab/>'admin'</text:span><text:span text:style-name="T12"> =&gt; [</text:span></text:p>
      <text:p text:style-name="P20"><text:span text:style-name="T35"><text:tab/><text:tab/><text:tab/>'driver'</text:span><text:span text:style-name="T12"> =&gt; </text:span><text:span text:style-name="T35">'session'</text:span><text:span text:style-name="T12">,</text:span></text:p>
      <text:p text:style-name="P20"><text:span text:style-name="T35"><text:tab/><text:tab/><text:tab/>'provider'</text:span><text:span text:style-name="T12"> =&gt; </text:span><text:span text:style-name="T35">'admin'</text:span><text:span text:style-name="T12">,</text:span></text:p>
      <text:p text:style-name="P7"><text:tab/><text:tab/><text:tab/>],</text:p>
      <text:p text:style-name="P7"><text:tab/><text:tab/>],</text:p>
      <text:p text:style-name="P7"/>
      <text:p text:style-name="P7">-------------------------------------------------------------------------------------------------------------------------------</text:p>
      <text:p text:style-name="P33"/>
      <text:p text:style-name="P13"><text:span text:style-name="T52">create “</text:span><text:span text:style-name="T3">guard</text:span><text:span text:style-name="T4">s</text:span><text:span text:style-name="T52">” </text:span><text:span text:style-name="T53">by this code under the</text:span><text:span text:style-name="T56"> code into “</text:span><text:span text:style-name="T47">Authentication </text:span><text:span text:style-name="T46">provider</text:span><text:span text:style-name="T56">”</text:span></text:p>
      <text:p text:style-name="P13"><text:span text:style-name="T56"><text:s text:c="9"/></text:span><text:span text:style-name="T40">'admins'</text:span><text:span text:style-name="T25"> =&gt; [</text:span></text:p>
      <text:p text:style-name="P20"><text:span text:style-name="T35"><text:tab/><text:tab/><text:tab/>'driver'</text:span><text:span text:style-name="T12"> =&gt; </text:span><text:span text:style-name="T35">'eloquent'</text:span><text:span text:style-name="T12">,</text:span></text:p>
      <text:p text:style-name="P20"><text:span text:style-name="T35"><text:tab/><text:tab/><text:tab/>'model'</text:span><text:span text:style-name="T12"> =&gt; </text:span><text:span text:style-name="T29">env</text:span><text:span text:style-name="T12">(</text:span><text:span text:style-name="T35">'AUTH_MODEL'</text:span><text:span text:style-name="T12">, App\Models\</text:span><text:span text:style-name="T33">User</text:span><text:span text:style-name="T12">::</text:span><text:span text:style-name="T26">class</text:span><text:span text:style-name="T12">),</text:span></text:p>
      <text:p text:style-name="P7"><text:tab/><text:tab/>],</text:p>
      <text:p text:style-name="P29">like as :-</text:p>
      <text:p text:style-name="P29"/>
      <text:p text:style-name="P23"><text:span text:style-name="T41">'providers'</text:span><text:span text:style-name="T14"> =&gt; [</text:span></text:p>
      <text:p text:style-name="P20"><text:span text:style-name="T35"><text:tab/><text:tab/>'users'</text:span><text:span text:style-name="T12"> =&gt; [</text:span></text:p>
      <text:p text:style-name="P20"><text:span text:style-name="T35"><text:tab/><text:tab/><text:tab/><text:tab/>'driver'</text:span><text:span text:style-name="T12"> =&gt; </text:span><text:span text:style-name="T35">'eloquent'</text:span><text:span text:style-name="T12">,</text:span></text:p>
      <text:p text:style-name="P20"><text:span text:style-name="T35"><text:tab/><text:tab/><text:tab/><text:tab/>'model'</text:span><text:span text:style-name="T12"> =&gt; </text:span><text:span text:style-name="T29">env</text:span><text:span text:style-name="T12">(</text:span><text:span text:style-name="T35">'AUTH_MODEL'</text:span><text:span text:style-name="T12">, App\Models\</text:span><text:span text:style-name="T33">User</text:span><text:span text:style-name="T12">::</text:span><text:span text:style-name="T26">class</text:span><text:span text:style-name="T12">),</text:span></text:p>
      <text:p text:style-name="P7"><text:tab/><text:tab/><text:tab/>],</text:p>
      <text:p text:style-name="P20"><text:span text:style-name="T35"><text:tab/><text:tab/>'admins'</text:span><text:span text:style-name="T12"> =&gt; [</text:span></text:p>
      <text:p text:style-name="P20"><text:span text:style-name="T35"><text:tab/><text:tab/><text:tab/><text:tab/>'driver'</text:span><text:span text:style-name="T12"> =&gt; </text:span><text:span text:style-name="T35">'eloquent'</text:span><text:span text:style-name="T12">,</text:span></text:p>
      <text:p text:style-name="P20"><text:span text:style-name="T35"><text:tab/><text:tab/><text:tab/><text:tab/>'model'</text:span><text:span text:style-name="T12"> =&gt; </text:span><text:span text:style-name="T29">env</text:span><text:span text:style-name="T12">(</text:span><text:span text:style-name="T35">'AUTH_MODEL'</text:span><text:span text:style-name="T12">, App\Models\</text:span><text:span text:style-name="T33">User</text:span><text:span text:style-name="T12">::</text:span><text:span text:style-name="T26">class</text:span><text:span text:style-name="T12">),</text:span></text:p>
      <text:p text:style-name="P7"><text:tab/><text:tab/><text:tab/><text:tab/>],</text:p>
      <text:p text:style-name="P19"/>
      <text:p text:style-name="P25"><text:tab/><text:tab/>// 'users' =&gt; [</text:p>
      <text:p text:style-name="P25"><text:tab/><text:tab/>// 'driver' =&gt; 'database',</text:p>
      <text:p text:style-name="P25"><text:tab/><text:tab/>// 'table' =&gt; 'users',</text:p>
      <text:p text:style-name="P25"><text:tab/><text:tab/>// ],</text:p>
      <text:p text:style-name="P7"><text:tab/>],</text:p>
      <text:p text:style-name="P29"/>
      <text:p text:style-name="P38"/>
      <text:p text:style-name="P38"><text:soft-page-break/><text:tab/></text:p>
      <text:p text:style-name="P39"/>
      <text:p text:style-name="P17"><text:span text:style-name="T58">c</text:span><text:span text:style-name="T57">reate action link in Login page</text:span></text:p>
      <text:p text:style-name="P31"/>
      <text:p text:style-name="P17"><text:span text:style-name="T15">goto “</text:span><text:span text:style-name="T19">login.blade.php</text:span><text:span text:style-name="T15">”</text:span></text:p>
      <text:p text:style-name="P31"/>
      <text:p text:style-name="P18"><text:span text:style-name="T16"><text:tab/></text:span><text:span text:style-name="T59">&lt;form</text:span><text:span text:style-name="T60"> </text:span><text:span text:style-name="T61">action</text:span><text:span text:style-name="T60">=</text:span><text:span text:style-name="T27">"</text:span><text:span text:style-name="T31">{{route</text:span><text:span text:style-name="T27">(</text:span><text:span text:style-name="T37">'admin.authenticate'</text:span><text:span text:style-name="T27">)</text:span><text:span text:style-name="T31">}}</text:span><text:span text:style-name="T27">"</text:span><text:span text:style-name="T60"> </text:span><text:span text:style-name="T61">method</text:span><text:span text:style-name="T60">=</text:span><text:span text:style-name="T27">"post"</text:span><text:span text:style-name="T59">&gt;</text:span></text:p>
      <text:p text:style-name="P27"><text:tab/><text:tab/>@csrf</text:p>
      <text:p text:style-name="P31"/>
      <text:p text:style-name="P5"><text:span text:style-name="T5"><text:s/>goto “</text:span><text:span text:style-name="T20">web.php</text:span><text:span text:style-name="T5">”</text:span></text:p>
      <text:p text:style-name="P6"><text:span text:style-name="T34">Route</text:span><text:span text:style-name="T23">::</text:span><text:span text:style-name="T32">post</text:span><text:span text:style-name="T23">(</text:span><text:span text:style-name="T38">'admin/login'</text:span><text:span text:style-name="T23">, [</text:span><text:span text:style-name="T34">AdminController</text:span><text:span text:style-name="T23">::</text:span><text:span text:style-name="T28">class</text:span><text:span text:style-name="T23">, </text:span><text:span text:style-name="T38">'authenticate'</text:span><text:span text:style-name="T23">])</text:span></text:p>
      <text:p text:style-name="P6"><text:span text:style-name="T23"><text:tab/><text:tab/>-&gt;</text:span><text:span text:style-name="T32">name</text:span><text:span text:style-name="T23">(</text:span><text:span text:style-name="T38">'admin.authenticate'</text:span><text:span text:style-name="T23">);</text:span></text:p>
      <text:p text:style-name="P35"/>
      <text:p text:style-name="P35"/>
      <text:p text:style-name="P36">create function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Dank Mono" svg:font-family="'Dank Mono', Menlo, Monaco, Consolas, 'Liberation Mono', 'Courier New', monospace, 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9:53:55.667373439</meta:creation-date>
    <dc:date>2025-08-05T20:54:18.151335571</dc:date>
    <meta:editing-duration>PT21H47M1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79" meta:word-count="241" meta:character-count="2071" meta:non-whitespace-character-count="1710"/>
  </office:meta>
</office:document-meta>
</file>